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8b32b" officeooo:paragraph-rsid="0008b32b"/>
    </style:style>
    <style:style style:name="P2" style:family="paragraph" style:parent-style-name="Standard">
      <style:paragraph-properties fo:text-align="justify" style:justify-single-word="false"/>
      <style:text-properties officeooo:rsid="000d73e4" officeooo:paragraph-rsid="000d73e4"/>
    </style:style>
    <style:style style:name="P3" style:family="paragraph" style:parent-style-name="Text_20_body" style:list-style-name="L4">
      <style:paragraph-properties fo:text-align="justify" style:justify-single-word="false"/>
    </style:style>
    <style:style style:name="P4" style:family="paragraph" style:parent-style-name="Text_20_body" style:list-style-name="L5">
      <style:paragraph-properties fo:text-align="justify" style:justify-single-word="false"/>
    </style:style>
    <style:style style:name="P5" style:family="paragraph" style:parent-style-name="Text_20_body" style:list-style-name="L6">
      <style:paragraph-properties fo:text-align="justify" style:justify-single-word="false"/>
    </style:style>
    <style:style style:name="P6" style:family="paragraph" style:parent-style-name="Title">
      <style:paragraph-properties fo:text-align="justify" style:justify-single-word="false"/>
    </style:style>
    <style:style style:name="P7" style:family="paragraph" style:parent-style-name="Heading_20_1">
      <style:paragraph-properties fo:text-align="justify" style:justify-single-word="false"/>
    </style:style>
    <style:style style:name="T1" style:family="text">
      <style:text-properties officeooo:rsid="000aa77c"/>
    </style:style>
    <style:style style:name="T2" style:family="text">
      <style:text-properties officeooo:rsid="000d73e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rkadiusz Jamrocha</text:p>
      <text:p text:style-name="P6"><text:tab/><text:span text:style-name="T2">Odata – </text:span>rozwiązanie zadania 3</text:p>
      <text:p text:style-name="P1"/>
      <text:h text:style-name="P7" text:outline-level="1">Mocne strony</text:h>
      <text:list xml:id="list8796434930183162979" text:style-name="L4">
        <text:list-item>
          <text:p text:style-name="P3"><text:span text:style-name="T2">P</text:span>rotokół poliglota (json/xml/atom)</text:p>
        </text:list-item>
        <text:list-item>
          <text:p text:style-name="P3"><text:span text:style-name="T2">G</text:span>lobalnie ujednolicone interfejsy.</text:p>
        </text:list-item>
        <text:list-item>
          <text:p text:style-name="P3"><text:span text:style-name="T2">Rozszerzone względem soap/xsd typy danych.</text:span></text:p>
        </text:list-item>
        <text:list-item>
          <text:p text:style-name="P3"><text:span text:style-name="T2">Duże i rosnące wsparcie ze strony powszechnie używanych języków programowania, łatwa integracja z obecnie istniejącym stosem technologicznym.</text:span></text:p>
        </text:list-item>
        <text:list-item>
          <text:p text:style-name="P3"><text:span text:style-name="T2">Projekt rozwijany w szczecinie, mieście o silnym podłożu akademickim i posiadającym mnóstwo zdolnych studentów.</text:span></text:p>
        </text:list-item>
      </text:list>
      <text:h text:style-name="P7" text:outline-level="1">Słabe strony</text:h>
      <text:list xml:id="list3866532904425231367" text:style-name="L5">
        <text:list-item>
          <text:p text:style-name="P4"><text:span text:style-name="T2">P</text:span>rotokół (i stojący za nim ruch społeczny) się dopiero upowszechnia.</text:p>
        </text:list-item>
        <text:list-item>
          <text:p text:style-name="P4"><text:span text:style-name="T2">N</text:span>iechęć do stosowania się do jednego schematu strukturyzowania dokumentów.</text:p>
        </text:list-item>
        <text:list-item>
          <text:p text:style-name="P4"><text:span text:style-name="T2">P</text:span>otrzeba pisania scraperów, lub przekonania producenta danych do stosowania się do standardów.</text:p>
        </text:list-item>
        <text:list-item>
          <text:p text:style-name="P4"><text:span text:style-name="T2">P</text:span>rotokół staje się coraz bardziej złożony (w wersji 3 dodano DSL do opisu <text:span text:style-name="T1">schematów</text:span>).</text:p>
        </text:list-item>
        <text:list-item>
          <text:p text:style-name="P4"><text:span text:style-name="T2">Studentom trzeba uczciwie płacić, bo inaczej znajdują zatrudnienie w innym mieście.</text:span></text:p>
        </text:list-item>
      </text:list>
      <text:h text:style-name="P7" text:outline-level="1">Propozycje rozwoju</text:h>
      <text:list xml:id="list8036761669878222194" text:style-name="L6">
        <text:list-item>
          <text:p text:style-name="P5"><text:span text:style-name="T2">P</text:span>rzejście na wersję 4 protokołu, która została przyjęta przez OASIS jako standard.</text:p>
        </text:list-item>
        <text:list-item>
          <text:p text:style-name="P5"><text:span text:style-name="T2">Rozszerzenie magazynu danych o kolejne zbiory.</text:span></text:p>
        </text:list-item>
        <text:list-item>
          <text:p text:style-name="P5"><text:span text:style-name="T2">Przykładowe aplikacje (daj boże za sprawą BLStream Patronage).</text:span></text:p>
        </text:list-item>
        <text:list-item>
          <text:p text:style-name="P5"><text:span text:style-name="T2">Częste zamieszczanie wiadomości z projektu (pokazuje, że projekt nie umarł i zachęca do zaangażowania).</text:span></text:p>
        </text:list-item>
        <text:list-item>
          <text:p text:style-name="P5"><text:span text:style-name="T2">Opatrzenie wiadomości podpisem cyfrowym, aby zagwarantować integralność i autentyczność danych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kadiusz Jamrocha</meta:initial-creator>
    <meta:creation-date>2015-01-12T20:42:55.035606387</meta:creation-date>
    <dc:date>2015-01-12T21:52:43.231858685</dc:date>
    <dc:creator>Arkadiusz Jamrocha</dc:creator>
    <meta:editing-duration>PT24M16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20" meta:word-count="175" meta:character-count="1274" meta:non-whitespace-character-count="1132"/>
  </office:meta>
</office:document-meta>
</file>